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fo:background-color="#FFFF00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5.05354166666667cm"/>
    </style:style>
    <style:style style:name="co2" style:family="table-column">
      <style:table-column-properties fo:break-before="auto" style:column-width="2.98979166666667cm"/>
    </style:style>
    <style:style style:name="co3" style:family="table-column">
      <style:table-column-properties fo:break-before="auto" style:column-width="4.048125cm"/>
    </style:style>
    <style:style style:name="co4" style:family="table-column">
      <style:table-column-properties fo:break-before="auto" style:column-width="3.06916666666667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3.46604166666667cm"/>
    </style:style>
    <style:style style:name="co7" style:family="table-column">
      <style:table-column-properties fo:break-before="auto" style:column-width="1.32291666666667cm"/>
    </style:style>
    <style:style style:name="co8" style:family="table-column">
      <style:table-column-properties fo:break-before="auto" style:column-width="1.37583333333333cm"/>
    </style:style>
    <style:style style:name="co9" style:family="table-column">
      <style:table-column-properties fo:break-before="auto" style:column-width="8.09625cm"/>
    </style:style>
    <style:style style:name="co10" style:family="table-column">
      <style:table-column-properties fo:break-before="auto" style:column-width="13.9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nergy-storage-database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style-name="ce1">
            <text:p>nice_name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carrier</text:p>
          </table:table-cell>
          <table:table-cell office:value-type="string" table:style-name="ce1">
            <text:p>parameter</text:p>
          </table:table-cell>
          <table:table-cell office:value-type="string" table:style-name="ce1">
            <text:p>year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source</text:p>
          </table:table-cell>
          <table:table-cell office:value-type="string" table:style-name="ce1">
            <text:p>note</text:p>
          </table:table-cell>
          <table:table-cell office:value-type="string" table:style-name="ce1">
            <text:p>reference</text:p>
          </table:table-cell>
          <table:table-cell office:value-type="string" table:style-name="ce1">
            <text:p>ref_size_MW</text:p>
          </table:table-cell>
          <table:table-cell office:value-type="string" table:style-name="ce1">
            <text:p>EP_ratio_h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09.45" table:style-name="ce1">
            <text:p>109.4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.57" table:style-name="ce1">
            <text:p>27.5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5.19" table:style-name="ce1">
            <text:p>35.1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2.26" table:style-name="ce1">
            <text:p>42.2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0.71" table:style-name="ce1">
            <text:p>50.7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118551" table:formula="of:=([.F3])*0.0043" table:style-name="ce1">
            <text:p>0.118551</text:p>
          </table:table-cell>
          <table:table-cell office:value-type="string" table:style-name="ce1">
            <text:p>$/kWh-year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9.385999999999999" table:formula="of:=([.F4])*0.3" table:style-name="ce1">
            <text:p>19.386</text:p>
          </table:table-cell>
          <table:table-cell office:value-type="string" table:style-name="ce1">
            <text:p>$/kW-year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91934759476489603" table:style-name="ce1">
            <text:p>0.91934759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67.25" table:style-name="ce1">
            <text:p>167.2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6.92" table:style-name="ce1">
            <text:p>36.9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3.05" table:style-name="ce1">
            <text:p>73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1.48" table:style-name="ce1">
            <text:p>41.4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9.8" table:style-name="ce1">
            <text:p>49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lfp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9.76" table:style-name="ce1">
            <text:p>59.7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15875600000000001" table:formula="of:=([.F17])*0.0043" table:style-name="ce1">
            <text:p>0.158756</text:p>
          </table:table-cell>
          <table:table-cell office:value-type="string" table:style-name="ce1">
            <text:p>$/kWh-year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1.914999999999999" table:formula="of:=([.F18])*0.3" table:style-name="ce1">
            <text:p>21.915</text:p>
          </table:table-cell>
          <table:table-cell office:value-type="string" table:style-name="ce1">
            <text:p>$/kW-year</text:p>
          </table:table-cell>
          <table:table-cell table:style-name="ce1"/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2.65" table:style-name="ce1">
            <text:p>2.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90879040487892504" table:style-name="ce1">
            <text:p>0.90879040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259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ithium-Ion-LFP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29.37" table:style-name="ce1">
            <text:p>129.3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6.68" table:style-name="ce1">
            <text:p>26.6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0.159999999999997" table:style-name="ce1">
            <text:p>40.1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8.22" table:style-name="ce1">
            <text:p>48.2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7.86" table:style-name="ce1">
            <text:p>57.8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11472399999999999" table:formula="of:=([.F31])*0.0043" table:style-name="ce1">
            <text:p>0.11472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=(C38+C39)*0.43/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9.385999999999999" table:formula="of:=([.F32])*0.3" table:style-name="ce1">
            <text:p>19.38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, =(C39)*0.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91934759476489603" table:style-name="ce1">
            <text:p>0.91934759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452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97.7" table:style-name="ce1">
            <text:p>197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5.729999999999997" table:style-name="ce1">
            <text:p>35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3.05" table:style-name="ce1">
            <text:p>73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7.33" table:style-name="ce1">
            <text:p>47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6.82" table:style-name="ce1">
            <text:p>56.8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8.19" table:style-name="ce1">
            <text:p>68.1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153639" table:formula="of:=([.F45])*0.0043" table:style-name="ce1">
            <text:p>0.153639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1.914999999999999" table:formula="of:=([.F46])*0.3" table:style-name="ce1">
            <text:p>21.91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2.65" table:style-name="ce1">
            <text:p>2.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90879040487892504" table:style-name="ce1">
            <text:p>0.90879040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259^0.5</text:p>
          </table:table-cell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ithium-Ion-NMC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24 (p.46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2.58" table:style-name="ce1">
            <text:p>212.5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3.75" table:style-name="ce1">
            <text:p>33.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79" table:style-name="ce1">
            <text:p>5.7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2.36" table:style-name="ce1">
            <text:p>32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5.42" table:style-name="ce1">
            <text:p>35.4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5.43" table:style-name="ce1">
            <text:p>45.4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91409400000000007" table:formula="of:=([.F58])*0.0043" table:style-name="ce1">
            <text:p>0.91409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5.295000000000002" table:formula="of:=([.F60])*0.3" table:style-name="ce1">
            <text:p>35.29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12.04" table:style-name="ce1">
            <text:p>12.0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88317608663278468" table:formula="of:=0.78^0.5" table:style-name="ce1">
            <text:p>0.88317608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78^0.5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25.98" table:style-name="ce1">
            <text:p>225.9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5.2" table:style-name="ce1">
            <text:p>45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8.14" table:style-name="ce1">
            <text:p>38.1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1.75" table:style-name="ce1">
            <text:p>41.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3.54" table:style-name="ce1">
            <text:p>53.5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97171399999999997" table:formula="of:=([.F72])*0.0043" table:style-name="ce1">
            <text:p>0.97171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39.9" table:formula="of:=([.F74])*0.3" table:style-name="ce1">
            <text:p>39.9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16.89" table:style-name="ce1">
            <text:p>16.8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88317608663278468" table:formula="of:=0.78^0.5" table:style-name="ce1">
            <text:p>0.883176087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78^0.5</text:p>
          </table:table-cell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ead-Acid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33 (p.5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57.79" table:style-name="ce1">
            <text:p>157.7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8.35" table:style-name="ce1">
            <text:p>28.3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67849700000000002" table:formula="of:=([.F86])*0.0043" table:style-name="ce1">
            <text:p>0.678497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5.295000000000002" table:formula="of:=([.F88])*0.3" table:style-name="ce1">
            <text:p>35.29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19.77" table:style-name="ce1">
            <text:p>19.7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80622577482985502" table:formula="of:=0.65^0.5" table:style-name="ce1">
            <text:p>0.8062257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65^0.5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89.83" table:style-name="ce1">
            <text:p>189.8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7.97" table:style-name="ce1">
            <text:p>37.9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.8" table:style-name="ce1">
            <text:p>7.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5.03" table:style-name="ce1">
            <text:p>35.0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0.299999999999997" table:style-name="ce1">
            <text:p>40.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6.35" table:style-name="ce1">
            <text:p>46.3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81626900000000002" table:formula="of:=([.F100])*0.0043" table:style-name="ce1">
            <text:p>0.816269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39.9" table:formula="of:=([.F102])*0.3" table:style-name="ce1">
            <text:p>39.9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22.95" table:style-name="ce1">
            <text:p>22.9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80622577482985502" table:style-name="ce1">
            <text:p>0.8062257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65^0.5</text:p>
          </table:table-cell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Vanadium-Redox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42 (p.64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58" table:style-name="ce1">
            <text:p>15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1.67" table:style-name="ce1">
            <text:p>31.6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8.03" table:style-name="ce1">
            <text:p>38.0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5.64" table:style-name="ce1">
            <text:p>45.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6794" table:formula="of:=([.F114])*0.0043" table:style-name="ce1">
            <text:p>0.679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8.5" table:style-name="ce1">
            <text:p>8.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able 4.22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9" table:formula="of:=((0.75+0.87)/2)^0.5" table:style-name="ce1">
            <text:p>0.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(0.75-0.87)/2)^0.5, mean value of range, efficiency is not RTE but single way AC-store convers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3.05" table:style-name="ce1">
            <text:p>73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.75" table:style-name="ce1">
            <text:p>7.7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1.48" table:style-name="ce1">
            <text:p>41.4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9.8" table:style-name="ce1">
            <text:p>49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9.76" table:style-name="ce1">
            <text:p>59.7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4.81" table:style-name="ce1">
            <text:p>24.8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, same as Li-LFP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84709999999999996" table:formula="of:=([.F128])*0.0043" table:style-name="ce1">
            <text:p>0.8471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able 4.22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89162772500635035" table:formula="of:=((0.71+0.88)/2)^0.5" table:style-name="ce1">
            <text:p>0.89162772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(0.71-0.88)/2)^0.5, mean value of range, efficiency is not RTE but single way AC-store convers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Ni-Z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7" table:style-name="ce1">
            <text:p>27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.62" table:style-name="ce1">
            <text:p>64.6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78" table:style-name="ce1">
            <text:p>5.7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1.67" table:style-name="ce1">
            <text:p>31.6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8.03" table:style-name="ce1">
            <text:p>38.0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5.64" table:style-name="ce1">
            <text:p>45.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05" table:style-name="ce1">
            <text:p>21.0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.1911" table:formula="of:=([.F142])*0.0043" table:style-name="ce1">
            <text:p>1.1911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83066238629180744" table:formula="of:=0.69^0.5" table:style-name="ce1">
            <text:p>0.83066238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69)^0.5, <text:s/>efficiency is not RTE but single way AC-store conversion</text:p>
          </table:table-cell>
          <table:table-cell office:value-type="string" table:style-name="ce1">
            <text:p>p.59 (p.81), Table 4.25,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, Table 4.27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46" table:style-name="ce1">
            <text:p>34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1.4878" table:formula="of:=([.F156])*0.0043" table:style-name="ce1">
            <text:p>1.4878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80622577482985502" table:formula="of:=(0.65)^0.5" table:style-name="ce1">
            <text:p>0.8062257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65)^0.5, <text:s/>efficiency is not RTE but single way AC-store conversion</text:p>
          </table:table-cell>
          <table:table-cell office:value-type="string" table:style-name="ce1">
            <text:p>p.59 (p.81), Table 4.25,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Zn-Br-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60199999999999998" table:formula="of:=([.F170])*0.0043" table:style-name="ce1">
            <text:p>0.60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43" table:style-name="ce1">
            <text:p>0.4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able 4.22</text:p>
          </table:table-cell>
          <table:table-cell office:value-type="string" table:style-name="ce1">
            <text:p>30% assumed of power components every 10 years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88881944173155891" table:formula="of:=0.79^0.5" table:style-name="ce1">
            <text:p>0.88881944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<text:s/>(0.79)^0.5, <text:s/>efficiency is not RTE but single way AC-store conversion</text:p>
          </table:table-cell>
          <table:table-cell office:value-type="string" table:style-name="ce1">
            <text:p>p.59 (p.81), Table 4.25,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3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75249999999999995" table:formula="of:=([.F184])*0.0043" table:style-name="ce1">
            <text:p>0.7525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5" table:style-name="ce1">
            <text:p>0.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8660254037844386" table:formula="of:=0.75^0.5" table:style-name="ce1">
            <text:p>0.86602540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75)^0.5, <text:s/>efficiency is not RTE but single way AC-store conversion</text:p>
          </table:table-cell>
          <table:table-cell office:value-type="string" table:style-name="ce1">
            <text:p>p.59 (p.81), Table 4.25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Zn-Br-Nonflow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75.2" table:formula="of:=[.F212]*0.8" table:style-name="ce1">
            <text:p>75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48 (p.70), text below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7.100000000000001" table:formula="of:=[.F213]*0.9" table:style-name="ce1">
            <text:p>17.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48 (p.70), text below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32336000000000004" table:formula="of:=([.F198])*0.0043" table:style-name="ce1">
            <text:p>0.32336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30" table:style-name="ce1">
            <text:p>203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79372539331937719" table:formula="of:=0.63^0.5" table:style-name="ce1">
            <text:p>0.79372539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63)^0.5, <text:s/>efficiency is not RTE but single way AC-store conversion</text:p>
          </table:table-cell>
          <table:table-cell office:value-type="string" table:style-name="ce1">
            <text:p>p.59 (p.81), Table 4.25,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lock</text:p>
          </table:table-cell>
          <table:table-cell office:value-type="string" table:style-name="ce1">
            <text:p>p.59 (p.81),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C storage BOS</text:p>
          </table:table-cell>
          <table:table-cell office:value-type="string" table:style-name="ce1">
            <text:p>p.59 (p.81), Table 4.1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17.65" table:style-name="ce1">
            <text:p>117.6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.82" table:style-name="ce1">
            <text:p>5.8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9.72" table:style-name="ce1">
            <text:p>29.7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ystem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4.200000000000003" table:style-name="ce1">
            <text:p>34.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9.33" table:style-name="ce1">
            <text:p>39.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1.21" table:style-name="ce1">
            <text:p>21.2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4042" table:formula="of:=([.F212])*0.0043" table:style-name="ce1">
            <text:p>0.404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30% assumed of power components every 10 years, Table 4.22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decommissioning</text:p>
          </table:table-cell>
          <table:table-cell office:value-type="float" office:value="2021" table:style-name="ce1">
            <text:p>202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76811457478686085" table:formula="of:=0.59^0.5" table:style-name="ce1">
            <text:p>0.76811457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(0.59)^0.5, <text:s/>efficiency is not RTE but single way AC-store conversion</text:p>
          </table:table-cell>
          <table:table-cell office:value-type="string" table:style-name="ce1">
            <text:p>p.59 (p.81), Table 4.25,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Zn-Air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.11" table:style-name="ce1">
            <text:p>6.1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64 (p.8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urbine, Compressor, BOP, EPC Management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2.6273000000000001E-2" table:formula="of:=([.F226])*0.0043" table:style-name="ce1">
            <text:p>0.026273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4.5.2.1 Fixed O&amp;M, p.62 (p.84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9.83" table:formula="of:=9.83" table:style-name="ce1">
            <text:p>9.8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4 (p.86) Figure 4.14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72111025509279791" table:formula="of:=0.52^0.5" table:style-name="ce1">
            <text:p>0.72111025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52^0.5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.11" table:style-name="ce1">
            <text:p>6.11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64 (p.8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Turbine, Compressor, BOP, EPC Management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.6273000000000001E-2" table:formula="of:=([.F233])*0.0043" table:style-name="ce1">
            <text:p>0.026273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4.5.2.1 Fixed O&amp;M, p.62 (p.84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9.83" table:formula="of:=9.83" table:style-name="ce1">
            <text:p>9.8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4 (p.86) Figure 4.14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72111025509279791" table:formula="of:=0.52^0.5" table:style-name="ce1">
            <text:p>0.72111025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52^0.5</text:p>
          </table:table-cell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Compressed-Air-Adiabatic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59 (p.81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servoir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house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mechanical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51.66999999999996" table:style-name="ce1">
            <text:p>551.6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igency Fe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2752" table:formula="of:=([.F240])*0.0043" table:style-name="ce1">
            <text:p>0.275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5.59" table:style-name="ce1">
            <text:p>15.59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Figur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89442719099991586" table:formula="of:=0.8^0.5" table:style-name="ce1">
            <text:p>0.89442719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^0.5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servoir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23" table:style-name="ce1">
            <text:p>62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house Construction &amp; Infrastructur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92" table:style-name="ce1">
            <text:p>39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mechanical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51.66999999999996" table:style-name="ce1">
            <text:p>551.6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igency Fee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2752" table:formula="of:=([.F249])*0.0043" table:style-name="ce1">
            <text:p>0.275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15.59" table:style-name="ce1">
            <text:p>15.59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Figure 4.16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89442719099991586" table:formula="of:=0.8^0.5" table:style-name="ce1">
            <text:p>0.89442719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^0.5</text:p>
          </table:table-cell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Pumped-Storage-Hydro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68 (p.90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48.75" table:formula="of:=[.F265]*0.85" table:style-name="ce1">
            <text:p>148.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1 (p.94), text at the bottom speaks about 15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66" table:formula="of:=[.F266]" table:style-name="ce1">
            <text:p>46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1 (p.94), text at the bottom speaks about 0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92736184954957035" table:formula="of:=0.86^0.5" table:style-name="ce1">
            <text:p>0.9273618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6^0.5</text:p>
          </table:table-cell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41.7" table:style-name="ce1">
            <text:p>41.7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5 (p.97), Table 4.32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66" table:style-name="ce1">
            <text:p>46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4 (p.96), Table 4.3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1.7" table:style-name="ce1">
            <text:p>31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92736184954957035" table:formula="of:=0.86^0.5" table:style-name="ce1">
            <text:p>0.9273618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0.86^0.5</text:p>
          </table:table-cell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Gravity-Brick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41.7" table:style-name="ce1">
            <text:p>41.7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6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08.8" table:formula="of:=[.F279]*0.85" table:style-name="ce1">
            <text:p>108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1 (p.94), text at the bottom speaks about 15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10" table:formula="of:=[.F280]" table:style-name="ce1">
            <text:p>41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1 (p.94), text at the bottom speaks about 0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5 (p.97), Table 4.32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4 (p.96), Table 4.3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1.7" table:style-name="ce1">
            <text:p>31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Gravity-Water-Above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79.899999999999991" table:formula="of:=[.F293]*0.85" table:style-name="ce1">
            <text:p>79.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1 (p.94), text at the bottom speaks about 15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015" table:formula="of:=[.F294]" table:style-name="ce1">
            <text:p>101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1 (p.94), text at the bottom speaks about 0% cost reduction for 2030 compared to 202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.73" table:style-name="ce1">
            <text:p>27.7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3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4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avitational Capital (SB+BOS)</text:p>
          </table:table-cell>
          <table:table-cell office:value-type="string" table:style-name="ce1">
            <text:p>p.75 (p.97), Table 4.32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015" table:style-name="ce1">
            <text:p>101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/text:p>
          </table:table-cell>
          <table:table-cell office:value-type="string" table:style-name="ce1">
            <text:p>p.74 (p.96), Table 4.31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1.7" table:style-name="ce1">
            <text:p>31.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80 (p.102), Figure 4.18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5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90138781886599728" table:formula="of:=((0.785+0.84)/2)^0.5" table:style-name="ce1">
            <text:p>0.90138781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AC-AC efficiency at transformer level, ((0.785+0.84)/2)^0.5</text:p>
          </table:table-cell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Gravity-Water-Underground</text:p>
          </table:table-cell>
          <table:table-cell office:value-type="string" table:style-name="ce3">
            <text:p>mechan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77 (p.99), Table 4.37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-elec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elec-h2cavern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36" table:style-name="ce1">
            <text:p>5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-elec</text:p>
          </table:table-cell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9.299999999999997" table:style-name="ce1">
            <text:p>39.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mpresso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nvert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ctifi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.06" table:style-name="ce1">
            <text:p>1.0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6.3" table:style-name="ce1">
            <text:p>16.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2.3048000000000003E-2" table:formula="of:=[.F302]*0.0043" table:style-name="ce1">
            <text:p>0.023048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=(C38+C39)*0.43/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4.9405000000000001" table:formula="of:=([.F302])*0.3+0.0043*([.F300]+[.F301])" table:style-name="ce1">
            <text:p>4.940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, =(C45+C41+C40)*0.3+1.9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-elec</text:p>
          </table:table-cell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69628999999999996" table:formula="of:=(0.725*0.98*0.98)" table:style-name="ce1">
            <text:p>0.6962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elec-h2cavern</text:p>
          </table:table-cell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48692279999999999" table:formula="of:=(0.507*0.98*0.98)" table:style-name="ce1">
            <text:p>0.486922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11 (p.133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-elec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elec-h2cavern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.36" table:style-name="ce1">
            <text:p>5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avern Storage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-elec</text:p>
          </table:table-cell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9.299999999999997" table:style-name="ce1">
            <text:p>39.3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mpresso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Invert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Rectifier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.5" table:style-name="ce1">
            <text:p>1.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Controll and Communic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9.89" table:style-name="ce1">
            <text:p>19.8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113 (p.135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.3048000000000003E-2" table:formula="of:=[.F315]*0.0043" table:style-name="ce1">
            <text:p>0.023048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0.43 % of SB, =(C38+C39)*0.43/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12.9428" table:formula="of:=([.F315])*0.3+0.0043*([.F313]+[.F314])" table:style-name="ce1">
            <text:p>12.9428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derived</text:p>
          </table:table-cell>
          <table:table-cell office:value-type="string" table:style-name="ce1">
            <text:p>30% assumed of power components every 10 years, =(C45+C41+C40)*0.3+1.94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h2cavern-elec</text:p>
          </table:table-cell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69628999999999996" table:formula="of:=(0.725*0.98*0.98)" table:style-name="ce1">
            <text:p>0.69629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Electrolyzer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office:value-type="string" table:style-name="ce3">
            <text:p>elec-h2cavern</text:p>
          </table:table-cell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48692279999999999" table:formula="of:=(0.507*0.98*0.98)" table:style-name="ce1">
            <text:p>0.4869228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Fuel Cell</text:p>
          </table:table-cell>
          <table:table-cell office:value-type="string" table:style-name="ce1">
            <text:p>p.111 (p.133), include inverter 0.98 &amp; transformer efficiency 0.98<text:s/>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ydrogen</text:p>
          </table:table-cell>
          <table:table-cell office:value-type="string" table:style-name="ce3">
            <text:p>electrochemic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11 (p.133)</text:p>
          </table:table-cell>
          <table:table-cell office:value-type="float" office:value="10" table:style-name="ce1">
            <text:p>1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4.5999999999999996" table:style-name="ce1">
            <text:p>4.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olten Salt based SB and BOS</text:p>
          </table:table-cell>
          <table:table-cell office:value-type="string" table:style-name="ce1">
            <text:p>p.92 (p.114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454" table:style-name="ce1">
            <text:p>1454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92 (p.114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54.22499999999991" table:formula="of:=0.47/0.8*[.F327]" table:style-name="ce1">
            <text:p>854.22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Figure 9 of reference, roughly 80% of capital cost are power related, 47%/80% of costs are required for liquefaction (charging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99.77500000000009" table:formula="of:=[.F327]-[.F328]" table:style-name="ce1">
            <text:p>599.77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Discharg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36" table:style-name="ce1">
            <text:p>5.3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92 (p.114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0.99600000000000011" table:formula="of:=([.F326]+[.F330])*0.1" table:style-name="ce1">
            <text:p>0.996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92 (p.114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.9920000000000002" table:formula="of:=([.F326]+[.F330])*0.2" table:style-name="ce1">
            <text:p>1.99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92 (p.114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1.9779999999999999E-2" table:formula="of:=([.F326]*0.0043)" table:style-name="ce1">
            <text:p>0.01978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3 (p.125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6.2522000000000002" table:formula="of:=[.F327]*0.0043" table:style-name="ce1">
            <text:p>6.2522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3 (p.125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62" table:style-name="ce1">
            <text:p>0.6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.4" table:style-name="ce1">
            <text:p>5.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olten Salt based SB and BOS</text:p>
          </table:table-cell>
          <table:table-cell office:value-type="string" table:style-name="ce1">
            <text:p>p.92 (p.114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92 (p.114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900.04999999999984" table:formula="of:=0.47/0.8*[.F339]" table:style-name="ce1">
            <text:p>900.0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Figure 9 of reference, roughly 80% of capital cost are power related, 47%/80% of costs are required for liquefaction (charging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31.95000000000016" table:formula="of:=[.F339]-[.F340]" table:style-name="ce1">
            <text:p>631.9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Discharg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9.89" table:style-name="ce1">
            <text:p>19.8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92 (p.114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.5289999999999999" table:formula="of:=([.F338]+[.F342])*0.1" table:style-name="ce1">
            <text:p>2.52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92 (p.114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.0579999999999998" table:formula="of:=([.F338]+[.F342])*0.2" table:style-name="ce1">
            <text:p>5.05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92 (p.114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.3220000000000001E-2" table:formula="of:=([.F338]*0.0043)" table:style-name="ce1">
            <text:p>0.0232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3 (p.125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6.5876000000000001" table:formula="of:=[.F339]*0.0043" table:style-name="ce1">
            <text:p>6.5876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3 (p.125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6" table:style-name="ce1">
            <text:p>0.6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1">
            <text:p>Pumped-Hea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Liquid Air SB and BOS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33.44999999999993" table:formula="of:=0.47/0.8*[.F351]" table:style-name="ce1">
            <text:p>533.4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Figure 9 of reference, roughly 80% of capital cost are power related, 47%/80% of costs are required for liquefaction (charging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374.55000000000007" table:formula="of:=[.F351]-[.F352]" table:style-name="ce1">
            <text:p>374.5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Discharg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1.3" table:style-name="ce1">
            <text:p>11.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57189999999999996" table:formula="of:=([.F350]*0.0043)" table:style-name="ce1">
            <text:p>0.5719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.9043999999999999" table:formula="of:=[.F351]*0.0043" table:style-name="ce1">
            <text:p>3.9044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54499999999999993" table:formula="of:=(0.57+0.52)/2" table:style-name="ce1">
            <text:p>0.54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table:number-columns-repeated="16374"/>
        </table:table-row>
        <table:table-row table:number-rows-repeated="2"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Liquid Air SB and BOS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956" table:style-name="ce1">
            <text:p>95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61.64999999999986" table:formula="of:=0.47/0.8*[.F363]" table:style-name="ce1">
            <text:p>561.6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Figure 9 of reference, roughly 80% of capital cost are power related, 47%/80% of costs are required for liquefaction (charging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94.35000000000014" table:formula="of:=[.F363]-[.F364]" table:style-name="ce1">
            <text:p>394.35</text:p>
          </table:table-cell>
          <table:table-cell office:value-type="string" table:style-name="ce1">
            <text:p>$/kW</text:p>
          </table:table-cell>
          <table:table-cell office:value-type="float" office:value="22" table:style-name="ce5">
            <text:p>22</text:p>
          </table:table-cell>
          <table:table-cell office:value-type="string" table:style-name="ce1">
            <text:p>Power Equipment Discharge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roject Development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1.3" table:style-name="ce1">
            <text:p>11.3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Grid integration</text:p>
          </table:table-cell>
          <table:table-cell office:value-type="string" table:style-name="ce1">
            <text:p>p.98 (p.120)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67510000000000003" table:formula="of:=([.F362]*0.0043)" table:style-name="ce1">
            <text:p>0.6751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4.1108000000000002" table:formula="of:=[.F363]*0.0043" table:style-name="ce1">
            <text:p>4.1108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52500000000000002" table:formula="of:=(0.55+0.5)/2" table:style-name="ce1">
            <text:p>0.52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table:number-columns-repeated="16374" table:style-name="ce1"/>
        </table:table-row>
        <table:table-row table:number-rows-repeated="2" table:style-name="ro1">
          <table:table-cell office:value-type="string" table:style-name="ce1">
            <text:p>Liquid-Air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.7799999999999994" table:formula="of:=[.F384]*0.85" table:style-name="ce1">
            <text:p>5.7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, 0.85 of 2021 value</text:p>
          </table:table-cell>
          <table:table-cell office:value-type="string" table:style-name="ce1">
            <text:p>p.100 (p.122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08.44999999999993" table:formula="of:=851*0.95" table:style-name="ce1">
            <text:p>808.4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, 0.95 of 2021 value</text:p>
          </table:table-cell>
          <table:table-cell office:value-type="string" table:style-name="ce1">
            <text:p>p.100 (p.122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61.69" table:formula="of:=0.2*[.F375]" table:style-name="ce1">
            <text:p>161.69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6.76" table:formula="of:=[.F375]-[.F376]" table:style-name="ce1">
            <text:p>646.76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.7339999999999998" table:formula="of:=[.F374]*0.3" table:style-name="ce1">
            <text:p>1.73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2.4853999999999998E-2" table:formula="of:=([.F374]*0.0043)" table:style-name="ce1">
            <text:p>0.02485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.4763349999999997" table:formula="of:=[.F375]*0.0043" table:style-name="ce1">
            <text:p>3.47633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52" table:style-name="ce1">
            <text:p>0.5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.8" table:style-name="ce1">
            <text:p>6.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851" table:style-name="ce1">
            <text:p>851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70.20000000000002" table:formula="of:=0.2*[.F385]" table:style-name="ce1">
            <text:p>170.2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80.8" table:formula="of:=[.F385]-[.F386]" table:style-name="ce1">
            <text:p>680.8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.04" table:formula="of:=[.F384]*0.3" table:style-name="ce1">
            <text:p>2.0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2.9239999999999999E-2" table:formula="of:=([.F384]*0.0043)" table:style-name="ce1">
            <text:p>0.02924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.100 (p.122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3.6593" table:formula="of:=[.F385]*0.0043" table:style-name="ce1">
            <text:p>3.6593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5" table:style-name="ce1">
            <text:p>0.5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Sand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1.174999999999997" table:formula="of:=[.F404]*0.85" table:style-name="ce1">
            <text:p>81.17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, 0.8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08.44999999999993" table:formula="of:=851*0.95" table:style-name="ce1">
            <text:p>808.4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, 0.9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61.69" table:formula="of:=0.2*[.F395]" table:style-name="ce1">
            <text:p>161.69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6.76" table:formula="of:=[.F395]-[.F396]" table:style-name="ce1">
            <text:p>646.76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4.352499999999999" table:formula="of:=[.F394]*0.3" table:style-name="ce1">
            <text:p>24.352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34905249999999999" table:formula="of:=([.F394]*0.0043)" table:style-name="ce1">
            <text:p>0.3490525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.4763349999999997" table:formula="of:=[.F395]*0.0043" table:style-name="ce1">
            <text:p>3.47633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44" table:style-name="ce1">
            <text:p>0.4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95.5" table:style-name="ce1">
            <text:p>95.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029" table:style-name="ce1">
            <text:p>1029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05.8" table:formula="of:=0.2*[.F405]" table:style-name="ce1">
            <text:p>205.8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823.2" table:formula="of:=[.F405]-[.F406]" table:style-name="ce1">
            <text:p>823.2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8.65" table:formula="of:=[.F404]*0.3" table:style-name="ce1">
            <text:p>28.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41065000000000002" table:formula="of:=([.F404]*0.0043)" table:style-name="ce1">
            <text:p>0.41065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4.4246999999999996" table:formula="of:=[.F405]*0.0043" table:style-name="ce1">
            <text:p>4.4247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42" table:style-name="ce1">
            <text:p>0.42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High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50.064999999999998" table:formula="of:=[.F424]*0.85" table:style-name="ce1">
            <text:p>50.06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, 0.8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08.44999999999993" table:formula="of:=851*0.95" table:style-name="ce1">
            <text:p>808.4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, 0.9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61.69" table:formula="of:=0.2*[.F415]" table:style-name="ce1">
            <text:p>161.69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6.76" table:formula="of:=[.F415]-[.F416]" table:style-name="ce1">
            <text:p>646.76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5.019499999999999" table:formula="of:=[.F414]*0.3" table:style-name="ce1">
            <text:p>15.0195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0.21527949999999998" table:formula="of:=([.F414]*0.0043)" table:style-name="ce1">
            <text:p>0.2152795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.4763349999999997" table:formula="of:=[.F415]*0.0043" table:style-name="ce1">
            <text:p>3.47633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53400000000000003" table:style-name="ce1">
            <text:p>0.53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58.9" table:style-name="ce1">
            <text:p>58.9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olten Salt SB and BOS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834.6" table:style-name="ce1">
            <text:p>834.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66.92000000000002" table:formula="of:=0.2*[.F425]" table:style-name="ce1">
            <text:p>166.92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667.68000000000006" table:formula="of:=[.F425]-[.F426]" table:style-name="ce1">
            <text:p>667.68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7.669999999999998" table:formula="of:=[.F424]*0.3" table:style-name="ce1">
            <text:p>17.67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25327" table:formula="of:=([.F424]*0.0043)" table:style-name="ce1">
            <text:p>0.25327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3.5887800000000003" table:formula="of:=[.F425]*0.0043" table:style-name="ce1">
            <text:p>3.58878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51400000000000001" table:style-name="ce1">
            <text:p>0.514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LowT-Molten-Salt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20.74" table:formula="of:=[.F444]*0.85" table:style-name="ce1">
            <text:p>20.7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B and BOS, 0.8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808.44999999999993" table:formula="of:=851*0.95" table:style-name="ce1">
            <text:p>808.45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, 0.95 of 2021 value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161.69" table:formula="of:=0.2*[.F435]" table:style-name="ce1">
            <text:p>161.69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46.76" table:formula="of:=[.F435]-[.F436]" table:style-name="ce1">
            <text:p>646.76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1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30" table:style-name="ce1">
            <text:p>2030</text:p>
          </table:table-cell>
          <table:table-cell office:value-type="float" office:value="6.2219999999999995" table:formula="of:=[.F434]*0.3" table:style-name="ce1">
            <text:p>6.222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, Project Development, Grid integration</text:p>
          </table:table-cell>
          <table:table-cell office:value-type="string" table:style-name="ce1">
            <text:p>p.98 (p.120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8.9181999999999997E-2" table:formula="of:=([.F434]*0.0043)" table:style-name="ce1">
            <text:p>0.08918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30" table:style-name="ce1">
            <text:p>2030</text:p>
          </table:table-cell>
          <table:table-cell office:value-type="float" office:value="3.4763349999999997" table:formula="of:=[.F435]*0.0043" table:style-name="ce1">
            <text:p>3.476335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30" table:style-name="ce1">
            <text:p>2030</text:p>
          </table:table-cell>
          <table:table-cell office:value-type="float" office:value="0.43" table:style-name="ce1">
            <text:p>0.43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1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30" table:style-name="ce1">
            <text:p>2030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2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4.4" table:style-name="ce1">
            <text:p>24.4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olten Salt SB and BOS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1029.5999999999999" table:style-name="ce1">
            <text:p>1029.6</text:p>
          </table:table-cell>
          <table:table-cell office:value-type="string" table:style-name="ce1">
            <text:p>$/kW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Power Equipment<text:s/>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205.92" table:formula="of:=0.2*[.F445]" table:style-name="ce1">
            <text:p>205.92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Charge</text:p>
          </table:table-cell>
          <table:table-cell office:value-type="string" table:style-name="ce1">
            <text:p>Guesstimate that charge is 2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823.68" table:formula="of:=[.F445]-[.F446]" table:style-name="ce1">
            <text:p>823.68</text:p>
          </table:table-cell>
          <table:table-cell office:value-type="string" table:style-name="ce1">
            <text:p>$/kW</text:p>
          </table:table-cell>
          <table:table-cell office:value-type="string" table:style-name="ce5">
            <text:p>22, 27</text:p>
          </table:table-cell>
          <table:table-cell office:value-type="string" table:style-name="ce1">
            <text:p>Power Equipment Discharge</text:p>
          </table:table-cell>
          <table:table-cell office:value-type="string" table:style-name="ce1">
            <text:p>Guesstimate that charge is 80% of capital costs of power components for sensible thermal storage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investment</text:p>
          </table:table-cell>
          <table:table-cell office:value-type="float" office:value="2021" table:style-name="ce1">
            <text:p>202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$/kWh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EPC fee</text:p>
          </table:table-cell>
          <table:table-cell office:value-type="string" table:style-name="ce1">
            <text:p>p.101 (p.123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0.10492" table:formula="of:=([.F444]*0.0043)" table:style-name="ce1">
            <text:p>0.10492</text:p>
          </table:table-cell>
          <table:table-cell office:value-type="string" table:style-name="ce1">
            <text:p>$/kWh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FOM</text:p>
          </table:table-cell>
          <table:table-cell office:value-type="float" office:value="2021" table:style-name="ce1">
            <text:p>2021</text:p>
          </table:table-cell>
          <table:table-cell office:value-type="float" office:value="4.4272799999999997" table:formula="of:=[.F445]*0.0043" table:style-name="ce1">
            <text:p>4.42728</text:p>
          </table:table-cell>
          <table:table-cell office:value-type="string" table:style-name="ce1">
            <text:p>$/kW-year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not provided, calculated as for hydrogen</text:p>
          </table:table-cell>
          <table:table-cell office:value-type="string" table:style-name="ce1">
            <text:p>p 104 (p.126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efficiency</text:p>
          </table:table-cell>
          <table:table-cell office:value-type="float" office:value="2021" table:style-name="ce1">
            <text:p>2021</text:p>
          </table:table-cell>
          <table:table-cell office:value-type="float" office:value="0.41" table:style-name="ce1">
            <text:p>0.41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string" table:style-name="ce1">
            <text:p>RTE, assume 99% for charge, and other for discharge</text:p>
          </table:table-cell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2" table:style-name="ro1">
          <table:table-cell office:value-type="string" table:style-name="ce3">
            <text:p>Concrete</text:p>
          </table:table-cell>
          <table:table-cell office:value-type="string" table:style-name="ce3">
            <text:p>thermal</text:p>
          </table:table-cell>
          <table:table-cell table:style-name="ce3"/>
          <table:table-cell office:value-type="string" table:style-name="ce1">
            <text:p>lifetime</text:p>
          </table:table-cell>
          <table:table-cell office:value-type="float" office:value="2021" table:style-name="ce1">
            <text:p>202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years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p.107 (p.129)</text:p>
          </table:table-cell>
          <table:table-cell office:value-type="float" office:value="1000" table:style-name="ce1">
            <text:p>1000</text:p>
          </table:table-cell>
          <table:table-cell office:value-type="float" office:value="24" table:style-name="ce1">
            <text:p>24</text:p>
          </table:table-cell>
          <table:table-cell table:number-columns-repeated="16372"/>
        </table:table-row>
        <table:table-row table:number-rows-repeated="10481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Max</dc:creator>
    <meta:creation-date>2022-11-15T18:19:57Z</meta:creation-date>
    <dc:date>2022-12-01T13:38:16Z</dc:date>
    <meta:editing-cycles>4</meta:editing-cycles>
    <meta:editing-duration>PT887S</meta:editing-duration>
  </office:meta>
</office:document-meta>
</file>